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 eN" svg:font-family="'Lato eN', Lato, 'Open Sans', 'Helvetica Neue', Arial, sans-serif"/>
    <style:font-face style:name="Mangal1" svg:font-family="Mangal"/>
    <style:font-face style:name="Roboto Mono" svg:font-family="'Roboto Mono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list-style-name="L8">
      <style:text-properties fo:font-size="14pt" style:font-size-asian="14pt" style:font-size-complex="14pt"/>
    </style:style>
    <style:style style:name="P5" style:family="paragraph" style:parent-style-name="Standard" style:list-style-name="L9">
      <style:text-properties fo:font-size="14pt" style:font-size-asian="14pt" style:font-size-complex="14pt"/>
    </style:style>
    <style:style style:name="P6" style:family="paragraph" style:parent-style-name="Standard" style:list-style-name="L10">
      <style:text-properties fo:font-size="14pt" style:font-size-asian="14pt" style:font-size-complex="14pt"/>
    </style:style>
    <style:style style:name="P7" style:family="paragraph" style:parent-style-name="Standard" style:list-style-name="L11">
      <style:text-properties fo:font-size="14pt" style:font-size-asian="14pt" style:font-size-complex="14pt"/>
    </style:style>
    <style:style style:name="P8" style:family="paragraph" style:parent-style-name="Standard" style:list-style-name="L12">
      <style:text-properties fo:font-size="14pt" style:font-size-asian="14pt" style:font-size-complex="14pt"/>
    </style:style>
    <style:style style:name="P9" style:family="paragraph" style:parent-style-name="Standard">
      <style:paragraph-properties fo:margin-top="0cm" fo:margin-bottom="0cm"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top="0cm" fo:margin-bottom="0cm" fo:text-align="end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top="0cm" fo:margin-bottom="0cm" fo:text-align="start" style:justify-single-word="false"/>
      <style:text-properties fo:font-size="14pt" style:font-size-asian="14pt" style:font-size-complex="14pt"/>
    </style:style>
    <style:style style:name="P12" style:family="paragraph" style:parent-style-name="Standard" style:list-style-name="L7">
      <style:paragraph-properties fo:margin-top="0cm" fo:margin-bottom="0cm" fo:text-align="start" style:justify-single-word="false"/>
      <style:text-properties fo:font-size="14pt" style:font-size-asian="14pt" style:font-size-complex="14pt"/>
    </style:style>
    <style:style style:name="P13" style:family="paragraph" style:parent-style-name="Standard" style:list-style-name="L13">
      <style:paragraph-properties fo:margin-top="0cm" fo:margin-bottom="0cm" fo:text-align="start" style:justify-single-word="false"/>
      <style:text-properties fo:font-size="14pt" style:font-size-asian="14pt" style:font-size-complex="14pt"/>
    </style:style>
    <style:style style:name="P14" style:family="paragraph" style:parent-style-name="Standard" style:list-style-name="L4">
      <style:paragraph-properties fo:margin-top="0cm" fo:margin-bottom="0cm"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 style:list-style-name="L7">
      <style:paragraph-properties fo:margin-top="0cm" fo:margin-bottom="0cm" fo:text-align="start" style:justify-single-word="false"/>
    </style:style>
    <style:style style:name="P16" style:family="paragraph" style:parent-style-name="Preformatted_20_Text">
      <style:paragraph-properties fo:margin-top="0cm" fo:margin-bottom="0cm" fo:text-align="start" style:justify-single-word="false"/>
      <style:text-properties fo:font-variant="normal" fo:text-transform="none" fo:color="#555555" style:font-name="Roboto Mono" fo:font-size="14pt" fo:letter-spacing="normal" fo:font-style="normal" fo:font-weight="normal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weight-complex="normal"/>
    </style:style>
    <style:style style:name="T4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5pt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tyle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style-asian="normal" style:font-style-complex="normal"/>
    </style:style>
    <style:style style:name="T11" style:family="text">
      <style:text-properties style:font-style-asian="normal" style:font-weight-asian="normal" style:font-style-complex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style="normal" style:font-size-asian="14pt" style:font-size-complex="14pt"/>
    </style:style>
    <style:style style:name="T1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3a3a3a" style:font-name="Lato eN" fo:font-size="10.5pt" fo:letter-spacing="normal" fo:font-style="normal" fo:font-weight="normal"/>
    </style:style>
    <style:style style:name="T16" style:family="text">
      <style:text-properties fo:font-variant="normal" fo:text-transform="none" fo:color="#3a3a3a" style:font-name="Lato eN" fo:font-size="10.5pt" fo:letter-spacing="normal" fo:font-style="normal" fo:font-weight="norm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YFIKACJA </text:p>
      <text:p text:style-name="P2"/>
      <text:p text:style-name="P2">Przedmiot: <text:span text:style-name="T1">Metody optymalizacji</text:span></text:p>
      <text:p text:style-name="P9">Prowadzący:<text:span text:style-name="T1"> Mgr inż. Tymon Kilich</text:span></text:p>
      <text:p text:style-name="P9"><text:span text:style-name="T1"/></text:p>
      <text:p text:style-name="P10"><text:span text:style-name="T9">Przygotował:</text:span><text:span text:style-name="T8"> Przemysław Czerwiński</text:span></text:p>
      <text:p text:style-name="P11"><text:span text:style-name="T8"/></text:p>
      <text:p text:style-name="P16"><text:span text:style-name="T11"/></text:p>
      <text:list xml:id="list8388242565112717938" text:style-name="L8">
        <text:list-header>
          <text:p text:style-name="P4">1. Opis ogólny</text:p>
        </text:list-header>
      </text:list>
      <text:p text:style-name="P3"><text:span text:style-name="T10"><text:tab/><text:tab/>Program który zamierzam napisać ma pokazać w jaki sposób można <text:tab/><text:tab/><text:tab/>ułatwić życie dziecku, które uczęszcza do szkoły nosząc ze sobą <text:tab/><text:tab/><text:tab/>mnóstwo książek i przyborów. Wykorzystując wagę wyżej <text:tab/><text:tab/><text:tab/><text:tab/>wymienionych przedmiotów, obliczymy optymalną wagę plecaka, <text:tab/><text:tab/><text:tab/>przystosowując do tego plan lekcji.</text:span></text:p>
      <text:p text:style-name="P3"/>
      <text:p text:style-name="P3"><text:tab/>2. Wymagania funkcjonalne </text:p>
      <text:p text:style-name="P3"><text:s text:c="2"/><text:tab/><text:tab/><text:span text:style-name="T7">2.1 Opis ogólny</text:span></text:p>
      <text:list xml:id="list6447269752501407152" text:style-name="L9">
        <text:list-item>
          <text:list>
            <text:list-item>
              <text:p text:style-name="P5"><text:span text:style-name="T7">Nowe pojęcia i ich znaczenie</text:span></text:p>
              <text:p text:style-name="P5"><text:span text:style-name="T2">solver</text:span><text:span text:style-name="T7"> – silnik do optymalizacji </text:span></text:p>
              <text:p text:style-name="P5"><text:span text:style-name="T2">funkcja celu</text:span><text:span text:style-name="T7"> – funkcja dla której szukane jest minimum lub maximum.</text:span></text:p>
              <text:p text:style-name="P5"><text:span text:style-name="T2">JuMP</text:span><text:span text:style-name="T7"> – framework z którego będziemy korzystać. Służy on do optymalizacji.</text:span></text:p>
              <text:p text:style-name="P5"><text:span text:style-name="T7">Zmienne decyzyjne – zmienne od których będzie zależna funkcja. </text:span></text:p>
            </text:list-item>
          </text:list>
        </text:list-item>
      </text:list>
      <text:p text:style-name="P3"><text:s text:c="2"/><text:tab/><text:tab/><text:span text:style-name="T7">2.3 Podobne funkcje</text:span></text:p>
      <text:p text:style-name="P3"><text:s text:c="2"/><text:tab/><text:tab/>-Funkcja liniowa </text:p>
      <text:p text:style-name="P3"><text:tab/><text:tab/>-Funkcja kwadratowa</text:p>
      <text:p text:style-name="P3"><text:tab/><text:tab/>-Funkcja wykładnicza</text:p>
      <text:p text:style-name="P3"><text:tab/><text:tab/>-Funkcja nieliniowa</text:p>
      <text:p text:style-name="P3"><text:span text:style-name="T7"/></text:p>
      <text:p text:style-name="P3"/>
      <text:p text:style-name="P3"><text:tab/>3. Opis funkcji od strony użytkownika</text:p>
      <text:p text:style-name="P3"><text:s text:c="2"/><text:tab/><text:tab/><text:span text:style-name="T7">Użytkownik będzie mógł wykorzystać algorytm zmieniając wagę <text:tab/><text:tab/><text:tab/>przedmiotów do swoich potrzeb. </text:span></text:p>
      <text:p text:style-name="P3"/>
      <text:p text:style-name="P3"><text:tab/>4. Potencjalne problemy i alternatywy</text:p>
      <text:p text:style-name="P3"><text:tab/><text:tab/>-Plan sugerowany przez optymalizator musi się zgadzać z realnym <text:tab/><text:tab/><text:tab/>planem.</text:p>
      <text:p text:style-name="P3"><text:tab/><text:tab/>-Zajęcia mogą trwać najwięcej dwie godziny lekcyjne.</text:p>
      <text:p text:style-name="P3"><text:tab/><text:tab/>-Maksymalna liczba lekcji musi być równa 8.</text:p>
      <text:p text:style-name="P3"><text:tab/><text:tab/>-Minimalna liczba lekcji w danym dniu zaproponowana przez <text:tab/><text:tab/><text:tab/><text:tab/>optymalizator musi wynosić 3. </text:p>
      <text:p text:style-name="P3"><text:tab/><text:tab/>-Uważam, że w wyżej wymienionych problemach nie potrzebujemy <text:tab/><text:soft-page-break/><text:tab/><text:tab/>alternatyw.</text:p>
      <text:p text:style-name="P3"><text:tab/>5. Rozwiązania wewnętrzne</text:p>
      <text:p text:style-name="P3"><text:s text:c="2"/><text:tab/><text:tab/><text:span text:style-name="T7">5.1 Architektura oprogramowania</text:span></text:p>
      <text:p text:style-name="P3"><text:tab/><text:tab/>Do optymalizacji użyjemy języku Julia i pakietu JuMP. <text:s/><text:tab/><text:tab/></text:p>
      <text:p text:style-name="P3"><text:span text:style-name="T7"><text:tab/><text:tab/>5.2 Podstawowe algorytmy</text:span></text:p>
      <text:p text:style-name="P3"><text:s text:c="2"/><text:tab/><text:tab/>Rozwiązanie powyższego problemu wymagałoby optymalizacji kilku <text:tab/><text:tab/>funkcji naraz. Jednak ja wybrałem zdefiniowanie jednej funkcji celu, <text:tab/><text:tab/>dzięki czemu będzie można zminimalizować sumę kwadratów mas <text:tab/><text:tab/><text:tab/>plecaka. </text:p>
      <text:p text:style-name="P3"/>
      <text:list xml:id="list3868201564447288441" text:style-name="L10">
        <text:list-item>
          <text:list>
            <text:list-item>
              <text:list>
                <text:list-item>
                  <text:p text:style-name="P6">Źródła</text:p>
                  <text:p text:style-name="P6"><text:a xlink:type="simple" xlink:href="https://kamil.sijko.pl/2018/10/01/plecak/" text:style-name="Internet_20_link" text:visited-style-name="Visited_20_Internet_20_Link">https://kamil.sijko.pl/2018/10/01/plecak/</text:a></text:p>
                  <text:p text:style-name="P6"><text:a xlink:type="simple" xlink:href="https://ampl.com/products/solvers/open-source/" text:style-name="Internet_20_link" text:visited-style-name="Visited_20_Internet_20_Link">https://ampl.com/products/solvers/open-source/</text:a></text:p>
                  <text:p text:style-name="P6"><text:a xlink:type="simple" xlink:href="https://github.com/JuliaOpt" text:style-name="Internet_20_link" text:visited-style-name="Visited_20_Internet_20_Link">https://github.com/JuliaOpt</text:a></text:p>
                  <text:p text:style-name="P6">Jeszcze kilka poradników odnośnie AMPLA</text:p>
                  <text:p text:style-name="P6"/>
                  <text:p text:style-name="P6">Konkretnej literatury nie znalazłem. <text:s text:c="2"/></text:p>
                </text:list-item>
              </text:list>
            </text:list-item>
          </text:list>
        </text:list-item>
      </text:list>
      <text:p text:style-name="P3"/>
      <text:list xml:id="list641431866016767958" text:style-name="L11">
        <text:list-item>
          <text:list>
            <text:list-item>
              <text:list>
                <text:list-item>
                  <text:p text:style-name="P7">Biblioteki oraz frameworki</text:p>
                  <text:p text:style-name="P7"><text:a xlink:type="simple" xlink:href="https://juliadata.github.io/DataFrames.jl/stable/man/getting_started.html" text:style-name="Internet_20_link" text:visited-style-name="Visited_20_Internet_20_Link">https://juliadata.github.io/DataFrames.jl/stable/man/getting_started.html</text:a></text:p>
                  <text:p text:style-name="P7"><text:a xlink:type="simple" xlink:href="https://juliadata.github.io/CSV.jl/stable/" text:style-name="Internet_20_link" text:visited-style-name="Visited_20_Internet_20_Link">https://juliadata.github.io/CSV.jl/stable/</text:a> </text:p>
                  <text:p text:style-name="P7"><text:a xlink:type="simple" xlink:href="http://www.juliaopt.org/JuMP.jl/v0.19.0/" text:style-name="Internet_20_link" text:visited-style-name="Visited_20_Internet_20_Link">http://www.juliaopt.org/JuMP.jl/v0.19.0/</text:a></text:p>
                  <text:p text:style-name="P7"><text:a xlink:type="simple" xlink:href="https://github.com/JuliaOpt/AmplNLWriter.jl" text:style-name="Internet_20_link" text:visited-style-name="Visited_20_Internet_20_Link">https://github.com/JuliaOpt/AmplNLWriter.jl</text:a> </text:p>
                  <text:p text:style-name="P7">Notatnik Jupyter</text:p>
                  <text:p text:style-name="P7"><text:s text:c="4"/></text:p>
                  <text:p text:style-name="P7"/>
                </text:list-item>
              </text:list>
            </text:list-item>
          </text:list>
        </text:list-item>
      </text:list>
      <text:list xml:id="list1225579678114845740" text:style-name="L12">
        <text:list-item>
          <text:list>
            <text:list-item>
              <text:list>
                <text:list-header>
                  <text:p text:style-name="P8"/>
                </text:list-header>
                <text:list-item>
                  <text:p text:style-name="P8">Solver</text:p>
                  <text:p text:style-name="P8">Jako, że problem jest nieliniowy. Wziąłem pod uwagę 2 solvery:</text:p>
                  <text:p text:style-name="P8"><text:a xlink:type="simple" xlink:href="https://projects.coin-or.org/Bonmin" text:style-name="Internet_20_link" text:visited-style-name="Visited_20_Internet_20_Link">https://projects.coin-or.org/Bonmin</text:a></text:p>
                  <text:p text:style-name="P8"><text:a xlink:type="simple" xlink:href="https://projects.coin-or.org/Couenne" text:style-name="Internet_20_link" text:visited-style-name="Visited_20_Internet_20_Link">https://projects.coin-or.org/Couenne</text:a></text:p>
                  <text:p text:style-name="P8"/>
                  <text:p text:style-name="P8"/>
                </text:list-item>
              </text:list>
            </text:list-item>
          </text:list>
        </text:list-item>
      </text:list>
      <text:list xml:id="list7328942356929179437" text:style-name="L7">
        <text:list-item>
          <text:list>
            <text:list-header>
              <text:p text:style-name="P12"><text:span text:style-name="T8">9. Link do repo</text:span></text:p>
              <text:p text:style-name="P15"><text:a xlink:type="simple" xlink:href="https://github.com/przema321/Zadanie-MO" text:style-name="Internet_20_link" text:visited-style-name="Visited_20_Internet_20_Link"><text:span text:style-name="T14">https://github.com/przema321/Zadanie-MO</text:span></text:a><text:span text:style-name="T14"> </text:span></text:p>
            </text:list-header>
          </text:list>
        </text:list-item>
      </text:list>
      <text:p text:style-name="P11"><text:span text:style-name="T8"/></text:p>
      <text:list xml:id="list3222977761492271399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8">Plan projektu</text:span></text:p>
                          <text:p text:style-name="P13"><text:span text:style-name="T8">24.05.19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8"><text:tab/><text:tab/><text:tab/><text:tab/>-Przygotowanie danych wejściowych</text:span></text:p>
      <text:p text:style-name="P11"><text:span text:style-name="T8"><text:tab/><text:tab/><text:tab/><text:tab/>ustawienie parametrów<text:tab/><text:tab/><text:tab/><text:tab/></text:span></text:p>
      <text:p text:style-name="P11"><text:span text:style-name="T8"><text:tab/><text:tab/><text:tab/><text:tab/>-Obliczenie średniej masy książek</text:span></text:p>
      <text:p text:style-name="P11"><text:span text:style-name="T8"><text:tab/><text:tab/><text:tab/><text:tab/>-warunki do dwóch bloków lekcji dziennie</text:span></text:p>
      <text:p text:style-name="P11"><text:span text:style-name="T8"><text:tab/><text:tab/><text:tab/>25.05.19</text:span></text:p>
      <text:p text:style-name="P11"><text:span text:style-name="T8"><text:tab/><text:tab/><text:tab/><text:tab/>-Rozwiązanie pozostałych problemów</text:span></text:p>
      <text:p text:style-name="P11"><text:span text:style-name="T8"><text:tab/><text:tab/><text:tab/><text:tab/>-Wydrukowanie wyników i wniosków na ekranie</text:span></text:p>
      <text:p text:style-name="P11"><text:soft-page-break/><text:span text:style-name="T8"><text:tab/><text:tab/><text:tab/><text:tab/> </text:span></text:p>
      <text:p text:style-name="P11"><text:span text:style-name="T8"><text:tab/><text:tab/><text:tab/><text:tab/></text:span></text:p>
      <text:list xml:id="list43650040" text:continue-list="list7328942356929179437" text:style-name="L7">
        <text:list-header>
          <text:p text:style-name="P12"><text:span text:style-name="T8"/></text:p>
          <text:list text:continue-numbering="true">
            <text:list-header>
              <text:p text:style-name="P12"><text:span text:style-name="T8"/></text:p>
            </text:list-header>
          </text:list>
        </text:list-header>
      </text:list>
      <text:p text:style-name="P11"><text:span text:style-name="T8"/></text:p>
      <text:list xml:id="list5025469044709057785" text:style-name="L4">
        <text:list-item>
          <text:p text:style-name="P14"><text:span text:style-name="T8"/></text:p>
        </text:list-item>
      </text:list>
      <text:p text:style-name="P9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 eN" svg:font-family="'Lato eN', Lato, 'Open Sans', 'Helvetica Neue', Arial, sans-serif"/>
    <style:font-face style:name="Mangal1" svg:font-family="Mangal"/>
    <style:font-face style:name="Roboto Mono" svg:font-family="'Roboto Mono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17T21:10:51.51</meta:creation-date>
    <meta:document-statistic meta:table-count="0" meta:image-count="0" meta:object-count="0" meta:page-count="3" meta:paragraph-count="62" meta:word-count="294" meta:character-count="2640"/>
    <dc:date>2019-05-17T23:45:39.47</dc:date>
    <meta:editing-duration>PT1M50S</meta:editing-duration>
    <meta:editing-cycles>1</meta:editing-cycles>
    <meta:generator>OpenOffice/4.1.5$Win32 OpenOffice.org_project/415m1$Build-9789</meta:generator>
  </office:meta>
</office:document-meta>
</file>